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x-locale-body, sans-serif"/>
    <style:font-face style:name="Consolas" svg:font-family="Consolas, Monaco, 'Andale Mono', 'Ubuntu Mono', monospace"/>
    <style:font-face style:name="Lohit Devanagari1" svg:font-family="'Lohit Devanagari'"/>
    <style:font-face style:name="arial" svg:font-family="arial, sans-serif"/>
    <style:font-face style:name="consolas1" svg:font-family="consolas, 'Liberation Mono', courier, monospace"/>
    <style:font-face style:name="consolas" svg:font-family="consolas, monaco, 'Andale Mono', monospace"/>
    <style:font-face style:name="FreeMono" svg:font-family="FreeMono" style:font-family-generic="modern"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4a2827" officeooo:paragraph-rsid="0018c254" style:font-size-asian="10.5pt" style:font-size-complex="12pt"/>
    </style:style>
    <style:style style:name="P2" style:family="paragraph" style:parent-style-name="Standard">
      <style:paragraph-properties fo:text-align="start" style:justify-single-word="false"/>
      <style:text-properties fo:font-size="12pt" officeooo:rsid="00103317" officeooo:paragraph-rsid="0018c254" style:font-size-asian="10.5pt" style:font-size-complex="12pt"/>
    </style:style>
    <style:style style:name="P3" style:family="paragraph" style:parent-style-name="Standard">
      <style:paragraph-properties fo:text-align="start" style:justify-single-word="false"/>
      <style:text-properties fo:font-size="12pt" officeooo:rsid="004a2827" officeooo:paragraph-rsid="0018c254" fo:background-color="#fff200" style:font-size-asian="10.5pt" style:font-size-complex="12pt"/>
    </style:style>
    <style:style style:name="P4" style:family="paragraph" style:parent-style-name="Standard">
      <style:paragraph-properties fo:text-align="start" style:justify-single-word="false"/>
      <style:text-properties fo:font-size="12pt" officeooo:rsid="004a2827" officeooo:paragraph-rsid="0018c254" fo:background-color="transparent" style:font-size-asian="10.5pt" style:font-size-complex="12pt"/>
    </style:style>
    <style:style style:name="P5" style:family="paragraph" style:parent-style-name="Standard">
      <style:paragraph-properties fo:text-align="center" style:justify-single-word="false"/>
      <style:text-properties fo:font-size="25pt" officeooo:rsid="00103317" officeooo:paragraph-rsid="0018c254" style:font-size-asian="25pt" style:font-size-complex="25pt"/>
    </style:style>
    <style:style style:name="P6" style:family="paragraph" style:parent-style-name="Standard">
      <style:paragraph-properties fo:text-align="center" style:justify-single-word="false"/>
      <style:text-properties fo:font-size="25pt" officeooo:rsid="0018c254" officeooo:paragraph-rsid="0018c254" style:font-size-asian="25pt" style:font-size-complex="25pt"/>
    </style:style>
    <style:style style:name="P7" style:family="paragraph" style:parent-style-name="Standard" style:list-style-name="L1">
      <style:paragraph-properties fo:line-height="200%" fo:text-align="start" style:justify-single-word="false"/>
      <style:text-properties fo:font-size="12pt" fo:font-weight="normal" officeooo:rsid="0018c254" officeooo:paragraph-rsid="0018c254" style:font-size-asian="10.5pt" style:font-weight-asian="normal" style:font-size-complex="12pt" style:font-weight-complex="normal"/>
    </style:style>
    <style:style style:name="P8" style:family="paragraph" style:parent-style-name="Standard" style:list-style-name="L1">
      <style:paragraph-properties fo:line-height="200%" fo:text-align="start" style:justify-single-word="false"/>
      <style:text-properties fo:font-size="12pt" fo:font-weight="normal" officeooo:rsid="0018c254" officeooo:paragraph-rsid="002623a0" style:font-size-asian="10.5pt" style:font-weight-asian="normal" style:font-size-complex="12pt" style:font-weight-complex="normal"/>
    </style:style>
    <style:style style:name="P9" style:family="paragraph" style:parent-style-name="Standard" style:list-style-name="L1">
      <style:paragraph-properties fo:line-height="200%" fo:text-align="start" style:justify-single-word="false"/>
      <style:text-properties fo:font-size="12pt" fo:font-weight="normal" officeooo:rsid="0018c254" officeooo:paragraph-rsid="002692fb" style:font-size-asian="10.5pt" style:font-weight-asian="normal" style:font-size-complex="12pt" style:font-weight-complex="normal"/>
    </style:style>
    <style:style style:name="P10" style:family="paragraph" style:parent-style-name="Standard" style:list-style-name="L1">
      <style:paragraph-properties fo:line-height="200%" fo:text-align="start" style:justify-single-word="false"/>
      <style:text-properties fo:font-size="12pt" fo:font-weight="normal" officeooo:rsid="0019da07" officeooo:paragraph-rsid="0019da07" style:font-size-asian="10.5pt" style:font-weight-asian="normal" style:font-size-complex="12pt" style:font-weight-complex="normal"/>
    </style:style>
    <style:style style:name="P11" style:family="paragraph" style:parent-style-name="Standard" style:list-style-name="L1">
      <style:paragraph-properties fo:line-height="100%" fo:text-align="start" style:justify-single-word="false"/>
      <style:text-properties fo:font-size="12pt" fo:font-weight="normal" officeooo:rsid="0019da07" officeooo:paragraph-rsid="00337219" style:font-size-asian="10.5pt" style:font-weight-asian="normal" style:font-size-complex="12pt" style:font-weight-complex="normal"/>
    </style:style>
    <style:style style:name="P12" style:family="paragraph" style:parent-style-name="Standard" style:list-style-name="L1">
      <style:paragraph-properties fo:line-height="100%" fo:text-align="start" style:justify-single-word="false"/>
      <style:text-properties fo:font-size="12pt" fo:font-weight="normal" officeooo:rsid="0019da07" officeooo:paragraph-rsid="00362867" style:font-size-asian="10.5pt" style:font-weight-asian="normal" style:font-size-complex="12pt" style:font-weight-complex="normal"/>
    </style:style>
    <style:style style:name="P13" style:family="paragraph" style:parent-style-name="Standard" style:list-style-name="L1">
      <style:paragraph-properties fo:line-height="200%" fo:text-align="start" style:justify-single-word="false"/>
      <style:text-properties fo:font-size="12pt" fo:font-weight="normal" officeooo:rsid="001ce060" officeooo:paragraph-rsid="00386d2a" style:font-size-asian="10.5pt" style:font-weight-asian="normal" style:font-size-complex="12pt" style:font-weight-complex="normal"/>
    </style:style>
    <style:style style:name="P14" style:family="paragraph" style:parent-style-name="Standard" style:list-style-name="L1">
      <style:paragraph-properties fo:line-height="100%" fo:text-align="start" style:justify-single-word="false"/>
      <style:text-properties fo:font-size="12pt" fo:font-weight="normal" officeooo:rsid="001ce060" officeooo:paragraph-rsid="00362867" style:font-size-asian="10.5pt" style:font-weight-asian="normal" style:font-size-complex="12pt" style:font-weight-complex="normal"/>
    </style:style>
    <style:style style:name="P15" style:family="paragraph" style:parent-style-name="Standard" style:list-style-name="L1">
      <style:paragraph-properties fo:line-height="200%" fo:text-align="start" style:justify-single-word="false"/>
      <style:text-properties fo:font-size="12pt" fo:font-weight="normal" officeooo:rsid="001f1742" officeooo:paragraph-rsid="001f1742" style:font-size-asian="10.5pt" style:font-weight-asian="normal" style:font-size-complex="12pt" style:font-weight-complex="normal"/>
    </style:style>
    <style:style style:name="P16" style:family="paragraph" style:parent-style-name="Standard" style:list-style-name="L1">
      <style:paragraph-properties fo:line-height="200%" fo:text-align="start" style:justify-single-word="false"/>
      <style:text-properties fo:font-size="12pt" fo:font-weight="normal" officeooo:rsid="0020a9b1" officeooo:paragraph-rsid="0020a9b1" style:font-size-asian="10.5pt" style:font-weight-asian="normal" style:font-size-complex="12pt" style:font-weight-complex="normal"/>
    </style:style>
    <style:style style:name="P17" style:family="paragraph" style:parent-style-name="Standard" style:list-style-name="L1">
      <style:paragraph-properties fo:line-height="200%" fo:text-align="start" style:justify-single-word="false"/>
      <style:text-properties fo:font-size="12pt" fo:font-weight="normal" officeooo:rsid="0022724e" officeooo:paragraph-rsid="00310385" style:font-size-asian="10.5pt" style:font-weight-asian="normal" style:font-size-complex="12pt" style:font-weight-complex="normal"/>
    </style:style>
    <style:style style:name="P18" style:family="paragraph" style:parent-style-name="Standard" style:list-style-name="L1">
      <style:paragraph-properties fo:line-height="200%" fo:text-align="start" style:justify-single-word="false"/>
      <style:text-properties fo:font-size="12pt" fo:font-weight="normal" officeooo:rsid="0022724e" officeooo:paragraph-rsid="00322f21" style:font-size-asian="10.5pt" style:font-weight-asian="normal" style:font-size-complex="12pt" style:font-weight-complex="normal"/>
    </style:style>
    <style:style style:name="P19" style:family="paragraph" style:parent-style-name="Standard" style:list-style-name="L1">
      <style:paragraph-properties fo:line-height="200%" fo:text-align="start" style:justify-single-word="false"/>
      <style:text-properties officeooo:paragraph-rsid="0037da9e"/>
    </style:style>
    <style:style style:name="P20" style:family="paragraph" style:parent-style-name="Standard" style:list-style-name="L1">
      <style:paragraph-properties fo:line-height="200%" fo:text-align="start" style:justify-single-word="false"/>
      <style:text-properties fo:color="#00a933" fo:font-size="12pt" fo:font-weight="normal" officeooo:rsid="0018c254" officeooo:paragraph-rsid="002692fb" style:font-size-asian="10.5pt" style:font-weight-asian="normal" style:font-size-complex="12pt" style:font-weight-complex="normal"/>
    </style:style>
    <style:style style:name="P21" style:family="paragraph" style:parent-style-name="Standard" style:list-style-name="L1">
      <style:paragraph-properties fo:line-height="200%" fo:text-align="start" style:justify-single-word="false"/>
      <style:text-properties fo:color="#00a933" fo:font-size="12pt" fo:font-weight="normal" officeooo:rsid="0019da07" officeooo:paragraph-rsid="00362867" style:font-size-asian="10.5pt" style:font-weight-asian="normal" style:font-size-complex="12pt" style:font-weight-complex="normal"/>
    </style:style>
    <style:style style:name="P22" style:family="paragraph" style:parent-style-name="Standard" style:list-style-name="L1">
      <style:paragraph-properties fo:line-height="200%" fo:text-align="start" style:justify-single-word="false"/>
      <style:text-properties fo:color="#00a933" fo:font-size="12pt" fo:font-weight="normal" officeooo:rsid="001ce060" officeooo:paragraph-rsid="00386d2a"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fo:color="#00a933" fo:font-size="12pt" fo:font-weight="normal" officeooo:rsid="001ce060" officeooo:paragraph-rsid="001ce060" style:font-size-asian="10.5pt" style:font-weight-asian="normal" style:font-size-complex="12pt" style:font-weight-complex="normal"/>
    </style:style>
    <style:style style:name="P24" style:family="paragraph" style:parent-style-name="Standard" style:list-style-name="L1">
      <style:paragraph-properties fo:line-height="100%" fo:text-align="start" style:justify-single-word="false"/>
      <style:text-properties fo:color="#00a933" style:font-name="FreeMono" fo:font-size="12pt" fo:font-weight="normal" officeooo:rsid="0019da07" officeooo:paragraph-rsid="00362867" style:font-size-asian="10.5pt" style:font-weight-asian="normal" style:font-size-complex="12pt" style:font-weight-complex="normal"/>
    </style:style>
    <style:style style:name="P25" style:family="paragraph" style:parent-style-name="Standard" style:list-style-name="L1">
      <style:paragraph-properties fo:line-height="100%" fo:text-align="start" style:justify-single-word="false"/>
      <style:text-properties fo:color="#00a933" style:font-name="FreeMono" fo:font-size="12pt" fo:font-weight="normal" officeooo:rsid="001ce060" officeooo:paragraph-rsid="00362867" style:font-size-asian="10.5pt" style:font-weight-asian="normal" style:font-size-complex="12pt" style:font-weight-complex="normal"/>
    </style:style>
    <style:style style:name="P26" style:family="paragraph" style:parent-style-name="Standard" style:list-style-name="L1">
      <style:paragraph-properties fo:line-height="200%" fo:text-align="start" style:justify-single-word="false"/>
      <style:text-properties fo:color="#00a933" officeooo:paragraph-rsid="00386d2a"/>
    </style:style>
    <style:style style:name="T1" style:family="text">
      <style:text-properties fo:color="#2a6099"/>
    </style:style>
    <style:style style:name="T2" style:family="text">
      <style:text-properties fo:color="#00a933"/>
    </style:style>
    <style:style style:name="T3" style:family="text">
      <style:text-properties fo:color="#00a933" fo:background-color="transparent" loext:char-shading-value="0"/>
    </style:style>
    <style:style style:name="T4" style:family="text">
      <style:text-properties fo:color="#00a933" officeooo:rsid="002c86b8" fo:background-color="transparent" loext:char-shading-value="0"/>
    </style:style>
    <style:style style:name="T5" style:family="text">
      <style:text-properties fo:color="#00a933" officeooo:rsid="002df611" fo:background-color="transparent" loext:char-shading-value="0"/>
    </style:style>
    <style:style style:name="T6" style:family="text">
      <style:text-properties fo:color="#00a933" officeooo:rsid="00252b9e"/>
    </style:style>
    <style:style style:name="T7" style:family="text">
      <style:text-properties fo:color="#00a933" style:font-name="FreeMono"/>
    </style:style>
    <style:style style:name="T8" style:family="text">
      <style:text-properties fo:color="#00a933" style:font-name="FreeMono" officeooo:rsid="00252b9e"/>
    </style:style>
    <style:style style:name="T9" style:family="text">
      <style:text-properties fo:color="#00a933" style:font-name="FreeMono" fo:background-color="transparent" loext:char-shading-value="0"/>
    </style:style>
    <style:style style:name="T10" style:family="text">
      <style:text-properties fo:color="#00a933" style:font-name="FreeMono" officeooo:rsid="002c86b8" fo:background-color="transparent" loext:char-shading-value="0"/>
    </style:style>
    <style:style style:name="T11" style:family="text">
      <style:text-properties fo:color="#00a933" style:font-name="FreeMono" officeooo:rsid="002ee6fe"/>
    </style:style>
    <style:style style:name="T12" style:family="text">
      <style:text-properties fo:color="#00a933" style:font-name="FreeMono" officeooo:rsid="00337219"/>
    </style:style>
    <style:style style:name="T13" style:family="text">
      <style:text-properties fo:color="#00a933" style:font-name="FreeMono" officeooo:rsid="0020a9b1"/>
    </style:style>
    <style:style style:name="T14" style:family="text">
      <style:text-properties fo:color="#00a933" officeooo:rsid="001f1742"/>
    </style:style>
    <style:style style:name="T15" style:family="text">
      <style:text-properties fo:color="#00a933" officeooo:rsid="002c86b8"/>
    </style:style>
    <style:style style:name="T16" style:family="text">
      <style:text-properties fo:color="#00a933" officeooo:rsid="002ee6fe"/>
    </style:style>
    <style:style style:name="T17" style:family="text">
      <style:text-properties fo:color="#00a933" officeooo:rsid="002fe133"/>
    </style:style>
    <style:style style:name="T18" style:family="text">
      <style:text-properties fo:color="#00a933" officeooo:rsid="00310385"/>
    </style:style>
    <style:style style:name="T19" style:family="text">
      <style:text-properties fo:color="#00a933" officeooo:rsid="00337219"/>
    </style:style>
    <style:style style:name="T20" style:family="text">
      <style:text-properties fo:color="#00a933" fo:font-style="italic" style:font-style-asian="italic" style:font-style-complex="italic"/>
    </style:style>
    <style:style style:name="T21" style:family="text">
      <style:text-properties fo:color="#00a933" fo:font-style="italic" officeooo:rsid="00337219" style:font-style-asian="italic" style:font-style-complex="italic"/>
    </style:style>
    <style:style style:name="T22" style:family="text">
      <style:text-properties fo:color="#00a933" officeooo:rsid="00355796"/>
    </style:style>
    <style:style style:name="T23" style:family="text">
      <style:text-properties fo:color="#00a933" officeooo:rsid="00322f21"/>
    </style:style>
    <style:style style:name="T24" style:family="text">
      <style:text-properties fo:color="#00a933" officeooo:rsid="0020a9b1"/>
    </style:style>
    <style:style style:name="T25" style:family="text">
      <style:text-properties fo:color="#00a933" fo:font-size="12pt" fo:font-weight="normal" officeooo:rsid="00362867" style:font-size-asian="10.5pt" style:font-weight-asian="normal" style:font-size-complex="12pt" style:font-weight-complex="normal"/>
    </style:style>
    <style:style style:name="T26" style:family="text">
      <style:text-properties fo:color="#00a933" fo:font-size="12pt" fo:font-style="italic" fo:font-weight="normal" officeooo:rsid="00362867" style:font-size-asian="10.5pt" style:font-style-asian="italic" style:font-weight-asian="normal" style:font-size-complex="12pt" style:font-style-complex="italic" style:font-weight-complex="normal"/>
    </style:style>
    <style:style style:name="T27" style:family="text">
      <style:text-properties fo:color="#00a933" fo:font-size="12pt" fo:font-style="italic" fo:font-weight="normal" officeooo:rsid="001ce060" style:font-size-asian="10.5pt" style:font-style-asian="italic" style:font-weight-asian="normal" style:font-size-complex="12pt" style:font-style-complex="italic" style:font-weight-complex="normal"/>
    </style:style>
    <style:style style:name="T28" style:family="text">
      <style:text-properties fo:color="#00a933" officeooo:rsid="003a4fa1"/>
    </style:style>
    <style:style style:name="T29" style:family="text">
      <style:text-properties officeooo:rsid="001f0f74"/>
    </style:style>
    <style:style style:name="T30" style:family="text">
      <style:text-properties officeooo:rsid="001f1742"/>
    </style:style>
    <style:style style:name="T31" style:family="text">
      <style:text-properties officeooo:rsid="0020a9b1"/>
    </style:style>
    <style:style style:name="T32" style:family="text">
      <style:text-properties fo:font-size="12pt" fo:font-weight="normal" officeooo:rsid="001ce060" style:font-size-asian="10.5pt" style:font-weight-asian="normal" style:font-size-complex="12pt" style:font-weight-complex="normal"/>
    </style:style>
    <style:style style:name="T33" style:family="text">
      <style:text-properties fo:font-size="12pt" fo:font-weight="normal" officeooo:rsid="00386d2a" style:font-size-asian="10.5pt" style:font-weight-asian="normal" style:font-size-complex="12pt" style:font-weight-complex="normal"/>
    </style:style>
    <style:style style:name="T34" style:family="text">
      <style:text-properties fo:font-size="12pt" fo:font-style="italic" fo:font-weight="normal" officeooo:rsid="00386d2a"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1ce060" style:font-size-asian="10.5pt" style:font-style-asian="italic" style:font-weight-asian="normal" style:font-size-complex="12pt" style:font-style-complex="italic" style:font-weight-complex="normal"/>
    </style:style>
    <style:style style:name="T36" style:family="text">
      <style:text-properties style:font-name="FreeMono" officeooo:rsid="002692fb"/>
    </style:style>
    <style:style style:name="T37" style:family="text">
      <style:text-properties style:font-name="FreeMono" officeooo:rsid="002b1622"/>
    </style:style>
    <style:style style:name="T38" style:family="text">
      <style:text-properties officeooo:rsid="002623a0"/>
    </style:style>
    <style:style style:name="T39" style:family="text">
      <style:text-properties officeooo:rsid="002692fb"/>
    </style:style>
    <style:style style:name="T40" style:family="text">
      <style:text-properties fo:font-style="italic" officeooo:rsid="0026cff5" style:font-style-asian="italic" style:font-style-complex="italic"/>
    </style:style>
    <style:style style:name="T41" style:family="text">
      <style:text-properties fo:font-style="italic" officeooo:rsid="0020a9b1" style:font-style-asian="italic" style:font-style-complex="italic"/>
    </style:style>
    <style:style style:name="T42" style:family="text">
      <style:text-properties officeooo:rsid="002ee6fe"/>
    </style:style>
    <style:style style:name="T43" style:family="text">
      <style:text-properties officeooo:rsid="00337219"/>
    </style:style>
    <style:style style:name="T44" style:family="text">
      <style:text-properties officeooo:rsid="00362867"/>
    </style:style>
    <style:style style:name="T45" style:family="text">
      <style:text-properties officeooo:rsid="00399e13"/>
    </style:style>
    <style:style style:name="T46" style:family="text">
      <style:text-properties officeooo:rsid="003a4f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ex Code Generator</text:p>
      <text:p text:style-name="P5"><text:s/>Review Questions</text:p>
      <text:p text:style-name="P1">Key:</text:p>
      <text:p text:style-name="P3"><text:tab/>This means it’s a question I either struggled with or got wrong. These should be the first to review</text:p>
      <text:p text:style-name="P4"><text:tab/><text:span text:style-name="T1">This means I have answered but need to confirm the answer</text:span></text:p>
      <text:p text:style-name="P4"><text:tab/><text:span text:style-name="T2">This means I have confirmed the answer or looked it up</text:span></text:p>
      <text:p text:style-name="P2"/>
      <text:list xml:id="list1898552643" text:style-name="L1">
        <text:list-item>
          <text:p text:style-name="P7"><text:span text:style-name="T29">Complete the following tasks to create </text:span>a Hex Code Generator<text:line-break/><text:span text:style-name="T29">It should display a random background color every time the user hits the spacebar key</text:span></text:p>
          <text:list>
            <text:list-item>
              <text:p text:style-name="P7">Set up 3 files – index.html, style.css, app.js</text:p>
            </text:list-item>
            <text:list-item>
              <text:p text:style-name="P7">In the HTML file</text:p>
              <text:list>
                <text:list-item>
                  <text:p text:style-name="P7"><text:span text:style-name="T30">Include elements that will set a charset, title and viewport </text:span></text:p>
                </text:list-item>
                <text:list-item>
                  <text:p text:style-name="P7"><text:span text:style-name="T30">L</text:span>ink the <text:span text:style-name="T30">style.</text:span>css to the HTML as a style sheet</text:p>
                </text:list-item>
                <text:list-item>
                  <text:p text:style-name="P7"><text:span text:style-name="T30">In the body of the HTML, i</text:span>nclude a div with id ‘hex’ and a script tag <text:span text:style-name="T30">for app.js</text:span></text:p>
                </text:list-item>
              </text:list>
            </text:list-item>
            <text:list-item>
              <text:p text:style-name="P7">In the JS file</text:p>
              <text:list>
                <text:list-item>
                  <text:p text:style-name="P7"><text:span text:style-name="T30">C</text:span>reate a function getHexNum() that will <text:span text:style-name="T30">generate a</text:span> random number <text:span text:style-name="T30">and </text:span>convert <text:span text:style-name="T30">it to </text:span>a 6 digit hexadecimal number. Return t<text:span text:style-name="T30">he result</text:span></text:p>
                </text:list-item>
                <text:list-item>
                  <text:p text:style-name="P7"><text:span text:style-name="T30">C</text:span>reate a function named setBackground() that will take use getHexNum<text:span text:style-name="T30">()</text:span> to get a hexadecimal number <text:span text:style-name="T30">and</text:span> then set the background <text:span text:style-name="T30">of the page </text:span>to that number</text:p>
                </text:list-item>
                <text:list-item>
                  <text:p text:style-name="P7"><text:span text:style-name="T30">A</text:span>dd functionality to make the setBackgound() function run when you click spacebar</text:p>
                </text:list-item>
              </text:list>
            </text:list-item>
            <text:list-item>
              <text:p text:style-name="P7">In the CSS file</text:p>
              <text:list>
                <text:list-item>
                  <text:p text:style-name="P7"><text:span text:style-name="T30">C</text:span>hange the transition property so all the transitions will take .5 seconds and will happen with “ease” format</text:p>
                </text:list-item>
              </text:list>
            </text:list-item>
          </text:list>
        </text:list-item>
        <text:list-item>
          <text:p text:style-name="P15">What is a charset? Why would you need to declare it? How would you declare it?<text:line-break/><text:span text:style-name="T6">A charset is the character encoding (list of characters supported and their corresponding bits to represent the characters) that the browser uses to render text to the page. There have been several competing codes in the past (ASCII, ANSI, etc) and unicode was developed as a way to </text:span><text:soft-page-break/><text:span text:style-name="T6">have a single encoding scheme. You would typically declare it to make sure your browser is rending the page correctly, but these days UTF-8 is the standard and most systems will assume that you’re using unicode. However, it’s still good practice to declare and you can do so by putting the following code in the head of your HTML file <text:line-break/><text:tab/></text:span><text:span text:style-name="T8">&lt;meta charset="utf-8"&gt;</text:span></text:p>
        </text:list-item>
        <text:list-item>
          <text:p text:style-name="P8"><text:span text:style-name="T30">What is the viewport? Is the size usually the same as the rendered page? If not, how would it typically differ (assume a laptop or desktop)?<text:line-break/></text:span><text:span text:style-name="T14">The viewport is the area of the window in which the web content can be seen. It’s usually not the same size as the rendered page, in which case the browser provides scrollbars for the user to scroll around and acess all the content.</text:span></text:p>
        </text:list-item>
        <text:list-item>
          <text:p text:style-name="P9"><text:span text:style-name="T38">How do Narrow screen devices (ex. mobile devices) typically render pages with regards to a viewport?</text:span></text:p>
          <text:p text:style-name="P20"><text:span text:style-name="T39">The default behavior is for the mobile device to render the website in a full size virtual viewport (ex. around ~800x) that is then squashed/shrunk down to the mobile window (varies, but could be around ~360px) so that everything can be seen at once. (You’ll usually see this as the full site with a lot of tiny text). While users are then able to pan and zoom to see different areas of the page, it doesn’t look great.<text:line-break/>(This is usually done so non-mobile optimized sites will still look ok on a mobile phone).<text:line-break/></text:span><text:span text:style-name="T40">For More Info: https://www.youtube.com/watch?v=JANETBQZJ8E</text:span></text:p>
        </text:list-item>
        <text:list-item>
          <text:p text:style-name="P9"><text:span text:style-name="T30"><text:s/>Why would you need to declare it? How would you declare it in HTML?</text:span></text:p>
          <text:p text:style-name="P20"><text:span text:style-name="T39">You would typically declare a viewport with the meta tag to make sure the mobile device renders the page with a smaller viewport (usually either the height or width of the mobile device’s window). This will make text, buttons, etc larger to fit the size of your window.<text:line-break/>To declare it, you would use the following meta tag in the </text:span><text:span text:style-name="T36">&lt;head&gt;</text:span><text:span text:style-name="T39"> of your HTML<text:line-break/><text:tab/></text:span><text:span text:style-name="T36">&lt;meta name="viewport" content="width=device-width, initial-</text:span><text:soft-page-break/><text:span text:style-name="T36">scale=1"&gt;<text:line-break/><text:tab/></text:span><text:span text:style-name="T37">NOTE: initial-scale=1 is not typically needed, since most mobile browsers will start with an initial-scale of 1. initial-scale controls how zoomed in the page is, so you could zoom in more (&gt;1) or zoom out (&lt;1) but a scale of 1 is usually preferred. There are some other properties you can include to limit how much the user can scale in/out but the width property is typically all you’ll need. </text:span></text:p>
        </text:list-item>
        <text:list-item>
          <text:p text:style-name="P10">What is document.write() used for? How does it relate to document.open()?<text:line-break/><text:span text:style-name="T15">document.write() will allow you to write information, elements etc. directly in to the document, overriding anything that was there before. document.open() opens the document for writing, clearing out anything that was previously on the page. document.open() is implicitly run before document.write();<text:line-break/>This is typically not advisable to write to your code, but can be useful when creating mockups and testing features in your browser.</text:span></text:p>
        </text:list-item>
        <text:list-item>
          <text:p text:style-name="P7">What can you add/use in your JS file to set the background color?<text:line-break/><text:span text:style-name="T9">document.body.style.background</text:span><text:span text:style-name="T3"><text:line-break/></text:span><text:span text:style-name="T4">To change the color, you would set this value equal to whatever number you would like. Ex.<text:line-break/></text:span><text:span text:style-name="T10">document.body.style.backgroundColor = '#000000'</text:span><text:span text:style-name="T4"><text:line-break/></text:span><text:span text:style-name="T5">will switch the background color to black. <text:line-break/>NOTE: You need to pass it a string representation of the color you wish to pass it. so #000000 wouldn’t work but ‘#000000’ would be accepted</text:span></text:p>
        </text:list-item>
        <text:list-item>
          <text:p text:style-name="P15">What object can you access to access/modify any styling <text:span text:style-name="T42">in the &lt;body&gt;</text:span> from JS?<text:line-break/><text:span text:style-name="T11">document.body.style</text:span><text:span text:style-name="T16"> followed by whatever property you would like to modify (ex .backgroundColor to control the body’s background color).</text:span></text:p>
        </text:list-item>
        <text:list-item>
          <text:p text:style-name="P17"><text:soft-page-break/>What is a mixin (Ex. GlobalEventHandlers)? <text:line-break/><text:span text:style-name="T17">A class that describes methods available to other classes without being the parent class of those other classes.<text:line-break/></text:span><text:span text:style-name="T18">Ex. GlobalEventHandlers describes the events handlers that are available to common interfaces like Document and Window, but isn’t an interface and cannot be used as a type to create an object (you can’t have an object of type GlobalEventHandlers)<text:line-break/></text:span><text:span text:style-name="T22">For more information: https://en.wikipedia.org/wiki/Mixin</text:span></text:p>
        </text:list-item>
        <text:list-item>
          <text:p text:style-name="P18">What does GlobalEventHandlers describe? Is this an interface? <text:line-break/><text:span text:style-name="T23">GlobalEventHandlers describes the event handlers that are available to common interfaces like Document, Window and HTMLElement. This is not an interface and cannot be used to create objects (Objects cannot be of type GlobalEventHandlers)<text:line-break/>GlobalEventHandlers do not describe any methods and any properties besides event handlers<text:line-break/>For more information: https://developer.mozilla.org/en-US/docs/Web/API/GlobalEventHandlers</text:span></text:p>
        </text:list-item>
        <text:list-item>
          <text:p text:style-name="P11">What is <text:span text:style-name="T43">GlobalEventHandlers.onkeyup (ex of use:</text:span> document.body.onkeyup<text:span text:style-name="T43">)</text:span>? Is it a <text:span text:style-name="T43">method</text:span>? <text:span text:style-name="T43">When does it fire?</text:span><text:line-break/><text:span text:style-name="T2">The onkeyup </text:span><text:span text:style-name="T19">is </text:span><text:span text:style-name="T2">property of the GlobalEventHandlers mixin. </text:span><text:span text:style-name="T19">This</text:span><text:span text:style-name="T2"> is an EventHandler that processes keyup events.<text:line-break/>The keyup event fires when the user releases a key that was previously pressed.<text:line-break/>How can you use </text:span><text:span text:style-name="T19">onkeyup</text:span><text:span text:style-name="T2"> to perform a function when the spacebar is hit?<text:line-break/></text:span><text:span text:style-name="T19">You would set the onkeyup property to the function you want to run when the keyup event fires. EX: document.body.onkeyup will fire when a keyup event happens on the body element of the document. <text:line-break/><text:line-break/><text:tab/></text:span><text:span text:style-name="T12">document.body.onkeyup = function(event) {<text:line-break/><text:tab/><text:tab/>if (event.keyCode == 32){<text:line-break/><text:tab/><text:tab/><text:tab/>console.log('spacebar hit!');<text:line-break/><text:tab/><text:tab/>}<text:line-break/><text:tab/>}<text:line-break/><text:line-break/></text:span><text:span text:style-name="T19">when the keyup event happens (so when a key is depressed), the function will run. This function will be run with the event object passed as an argument. In this case, if the event object indicates that the key depressed has a keyCode of 32 (so, it’s the spacebar), then ‘spacebar hit!’ will be printed to the screen</text:span><text:span text:style-name="T2"><text:line-break/></text:span><text:span text:style-name="T21">For more information: </text:span><text:span text:style-name="T20">https://developer.mozilla.org/en-US/docs/Web/API/GlobalEventHandlers/onkeyup</text:span></text:p>
        </text:list-item>
        <text:list-item>
          <text:p text:style-name="P12"><text:soft-page-break/>What is the transition CSS property? <text:span text:style-name="T31">What does it control? <text:line-break/></text:span><text:span text:style-name="T24">The transition property is a short hand CSS property that controls the animation speed when changing CSS properties. Instead of happening immediately, they can be made to happen over a certain period of time<text:line-break/>Syntax for the shorthand and what properties correspond to what space in the CSS shorthand<text:line-break/>Ex: <text:line-break/><text:tab/></text:span><text:span text:style-name="T13">div {</text:span></text:p>
          <text:list>
            <text:list-header>
              <text:p text:style-name="P24"><text:span text:style-name="T31"><text:s text:c="4"/>transition: &lt;property&gt; &lt;duration&gt; &lt;timing-function&gt; &lt;delay&gt;;</text:span></text:p>
              <text:p text:style-name="P24"><text:span text:style-name="T31">}</text:span></text:p>
            </text:list-header>
          </text:list>
          <text:p text:style-name="P21"><text:span text:style-name="T41">For more information: https://developer.mozilla.org/en-US/docs/Web/CSS/CSS_Transitions/Using_CSS_transitions</text:span></text:p>
        </text:list-item>
        <text:list-item>
          <text:p text:style-name="P14">How can you center a div horizonatlly?<text:line-break/><text:span text:style-name="T2"><text:tab/></text:span><text:span text:style-name="T7">.center-div</text:span></text:p>
          <text:list>
            <text:list-header>
              <text:p text:style-name="P25">{</text:p>
              <text:p text:style-name="P25"><text:s text:c="5"/>margin: 0 auto;</text:p>
              <text:p text:style-name="P25"><text:s text:c="5"/>width: 100px; </text:p>
              <text:p text:style-name="P25">}</text:p>
            </text:list-header>
          </text:list>
          <text:p text:style-name="P19"><text:span text:style-name="T25">Setting the margin property to auto sets the left and right margins to the available space on the page and will make the left and right properties equal (ie, centered).<text:line-break/>Your centered div must have a width property to center properly.<text:line-break/></text:span><text:span text:style-name="T26">For more information: </text:span><text:span text:style-name="T27">http://www.tipue.com/blog/center-a-div/</text:span></text:p>
        </text:list-item>
        <text:list-item>
          <text:p text:style-name="P13"><text:span text:style-name="T44">How can you center a div</text:span> vertically? <text:span text:style-name="T45">(Not as important to memorize, just try to remember where to find in the future.</text:span><text:line-break/><text:span text:style-name="T2"><text:tab/>.center-div</text:span></text:p>
          <text:list>
            <text:list-header>
              <text:p text:style-name="P22">{</text:p>
              <text:p text:style-name="P22"><text:s text:c="5"/>position: absolute;</text:p>
              <text:p text:style-name="P22"><text:s text:c="5"/>margin: auto;</text:p>
              <text:p text:style-name="P22"><text:s text:c="5"/>top: 0;</text:p>
              <text:p text:style-name="P22"><text:s text:c="5"/>right: 0;</text:p>
              <text:p text:style-name="P22"><text:s text:c="5"/>bottom: 0;</text:p>
              <text:p text:style-name="P22"><text:s text:c="5"/>left: 0;</text:p>
              <text:p text:style-name="P22"><text:s text:c="5"/>width: 100px;</text:p>
              <text:p text:style-name="P22"><text:soft-page-break/><text:s text:c="5"/>height: 100px;</text:p>
              <text:p text:style-name="P22">}</text:p>
            </text:list-header>
          </text:list>
          <text:p text:style-name="P26"><text:span text:style-name="T33">The div must have a width and height property.<text:line-break/></text:span><text:span text:style-name="T34">For more information:</text:span><text:span text:style-name="T35"> http://www.tipue.com/blog/center-a-div/</text:span><text:span text:style-name="T32"><text:line-break/></text:span></text:p>
        </text:list-item>
        <text:list-item>
          <text:p text:style-name="P16">With regards to the position CSS property, what does it mean when it is set to absolute? relative?<text:line-break/><text:span text:style-name="T28">relative: Element is IN the normal flow of the document next to all other elements. Any offset values are relative to itself<text:line-break/>absolute: Element is OUT of the normal flow and NO SPACE is created for the element in the page. Any offset values are relative to either it’s closest positioned ancestor or relative to the initial containing block if there is no ancestor. <text:s/></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x-locale-body, sans-serif"/>
    <style:font-face style:name="Consolas" svg:font-family="Consolas, Monaco, 'Andale Mono', 'Ubuntu Mono', monospace"/>
    <style:font-face style:name="Lohit Devanagari1" svg:font-family="'Lohit Devanagari'"/>
    <style:font-face style:name="arial" svg:font-family="arial, sans-serif"/>
    <style:font-face style:name="consolas1" svg:font-family="consolas, 'Liberation Mono', courier, monospace"/>
    <style:font-face style:name="consolas" svg:font-family="consolas, monaco, 'Andale Mono', monospace"/>
    <style:font-face style:name="FreeMono" svg:font-family="FreeMono" style:font-family-generic="modern"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Source Han Sans CN1" style:font-family-asian="'Source Han Sans C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3:48:06.844633135</meta:creation-date>
    <dc:date>2019-02-22T19:28:16.785096641</dc:date>
    <meta:editing-duration>PT3H42M</meta:editing-duration>
    <meta:editing-cycles>22</meta:editing-cycles>
    <meta:generator>LibreOffice/6.1.4.2$Linux_X86_64 LibreOffice_project/10$Build-2</meta:generator>
    <meta:document-statistic meta:table-count="0" meta:image-count="0" meta:object-count="0" meta:page-count="6" meta:paragraph-count="53" meta:word-count="1429" meta:character-count="8805" meta:non-whitespace-character-count="7365"/>
  </office:meta>
</office:document-meta>
</file>